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3.31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1.655cm" fo:min-width="5.215cm" style:writing-mode="lr-tb" loext:decorative="false"/>
      <style:paragraph-properties style:writing-mode="lr-tb"/>
    </style:style>
    <style:style style:name="gr7" style:family="graphic" style:parent-style-name="standard">
      <style:graphic-properties draw:stroke="dash" draw:stroke-dash="Double_20_Dash" svg:stroke-color="#43c330" svg:stroke-linecap="butt" draw:fill-color="#ccf4c6" draw:textarea-horizontal-align="justify" draw:textarea-vertical-align="middle" draw:auto-grow-height="false" fo:min-height="1.973cm" fo:min-width="5.215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655cm" fo:min-width="4.58cm" style:writing-mode="lr-tb" loext:decorative="false"/>
      <style:paragraph-properties style:writing-mode="lr-tb"/>
    </style:style>
    <style:style style:name="gr9" style:family="graphic" style:parent-style-name="standard">
      <style:graphic-properties draw:stroke="dash" draw:stroke-dash="Double_20_Dash" svg:stroke-color="#43c330" svg:stroke-linecap="butt" draw:fill-color="#ccf4c6" draw:textarea-horizontal-align="justify" draw:textarea-vertical-align="middle" draw:auto-grow-height="false" fo:min-height="1.973cm" fo:min-width="4.581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4.898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926cm" fo:min-width="4.897cm" style:writing-mode="lr-tb" loext:decorative="false"/>
      <style:paragraph-properties style:writing-mode="lr-tb"/>
    </style:style>
    <style:style style:name="gr12" style:family="graphic" style:parent-style-name="standard">
      <style:graphic-properties draw:stroke="dash" draw:stroke-dash="Double_20_Dash" svg:stroke-color="#43c330" svg:stroke-linecap="butt" draw:fill-color="#ccf4c6" draw:textarea-horizontal-align="justify" draw:textarea-vertical-align="middle" draw:auto-grow-height="false" fo:min-height="1.973cm" fo:min-width="3.945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stroke="dash" draw:stroke-dash="Double_20_Dash" svg:stroke-color="#43c330" draw:marker-end="Arrowheads_20_7" draw:marker-end-width="0.3cm" svg:stroke-linecap="butt" draw:fill="none" draw:textarea-vertical-align="middle" loext:decorative="false"/>
    </style:style>
    <style:style style:name="gr14" style:family="graphic" style:parent-style-name="objectwithoutfill">
      <style:graphic-properties draw:stroke="dash" draw:stroke-dash="Double_20_Dash" svg:stroke-color="#43c330" draw:marker-end="Arrowheads_20_8" draw:marker-end-width="0.3cm" svg:stroke-linecap="butt" draw:fill="none" draw:textarea-vertical-align="middle" loext:decorative="false"/>
    </style:style>
    <style:style style:name="gr15" style:family="graphic" style:parent-style-name="objectwithoutfill">
      <style:graphic-properties draw:stroke="dash" draw:stroke-dash="Double_20_Dash" svg:stroke-color="#43c330" draw:marker-end="Arrowheads_20_11" draw:marker-end-width="0.3cm" svg:stroke-linecap="butt" draw:fill="none" draw:textarea-vertical-align="middle" loext:decorative="false"/>
    </style:style>
    <style:style style:name="gr16" style:family="graphic" style:parent-style-name="standard">
      <style:graphic-properties svg:stroke-color="#f5cd53" draw:fill-color="#fde9a9" draw:textarea-horizontal-align="justify" draw:textarea-vertical-align="middle" draw:auto-grow-height="false" fo:min-height="1.973cm" fo:min-width="5.533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color="#f5cd53" draw:marker-end="Arrowheads_20_12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style:font-name="Times New Roman" fo:font-size="16pt" style:font-size-asian="14pt" style:font-size-complex="14pt"/>
    </style:style>
    <style:style style:name="P2" style:family="paragraph">
      <style:paragraph-properties fo:text-align="center" style:writing-mode="lr-tb"/>
      <style:text-properties style:font-name="Times New Roman" fo:font-size="16pt" style:font-size-asian="14pt" style:font-size-complex="14pt"/>
    </style:style>
    <style:style style:name="P3" style:family="paragraph">
      <loext:graphic-properties draw:fill="none"/>
      <style:paragraph-properties fo:text-align="center"/>
      <style:text-properties style:font-name="Times New Roman" fo:font-size="16pt"/>
    </style:style>
    <style:style style:name="P4" style:family="paragraph">
      <style:paragraph-properties fo:text-align="center"/>
      <style:text-properties style:font-name="Times New Roman" fo:font-size="16pt"/>
    </style:style>
    <style:style style:name="P5" style:family="paragraph">
      <loext:graphic-properties draw:fill-color="#ccf4c6"/>
      <style:paragraph-properties fo:text-align="center" style:writing-mode="lr-tb"/>
      <style:text-properties style:font-name="Times New Roman" fo:font-size="16pt"/>
    </style:style>
    <style:style style:name="P6" style:family="paragraph">
      <loext:graphic-properties draw:fill-color="#fde9a9"/>
      <style:paragraph-properties fo:text-align="center" style:writing-mode="lr-tb"/>
      <style:text-properties style:font-name="Times New Roman" fo:font-size="16pt" style:font-size-asian="14pt" style:font-size-complex="14pt"/>
    </style:style>
    <style:style style:name="T1" style:family="text">
      <style:text-properties style:font-size-asian="14pt" style:font-size-complex="14pt"/>
    </style:style>
    <style:style style:name="T2" style:family="text">
      <style:text-properties style:font-name="Times New Roman" style:font-size-asian="14pt" style:font-size-complex="14pt"/>
    </style:style>
    <style:style style:name="T3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1">
            <draw:custom-shape draw:style-name="gr2" draw:text-style-name="P2" xml:id="id8" draw:id="id8" draw:layer="layout" svg:width="3.81cm" svg:height="1.905cm" svg:x="2.54cm" svg:y="6.214cm">
              <text:p text:style-name="P1"><text:span text:style-name="T1">Калибровка камер</text:span></text:p>
              <draw:enhanced-geometry svg:viewBox="0 0 21600 21600" draw:type="rectangle" draw:enhanced-path="M 0 0 L 21600 0 21600 21600 0 21600 0 0 Z N"/>
            </draw:custom-shape>
            <draw:connector draw:style-name="gr3" draw:text-style-name="P3" draw:layer="layout" svg:x1="13.007cm" svg:y1="7.166cm" svg:x2="15.314cm" svg:y2="7.166cm" draw:start-shape="id1" draw:start-glue-point="1" draw:end-shape="id2" draw:end-glue-point="3" svg:d="M13007 7166h2307" svg:viewBox="0 0 2308 1">
              <text:p/>
            </draw:connector>
            <draw:connector draw:style-name="gr4" draw:text-style-name="P3" draw:layer="layout" svg:x1="17.854cm" svg:y1="8.119cm" svg:x2="17.854cm" svg:y2="10.136cm" draw:start-shape="id2" draw:start-glue-point="2" draw:end-shape="id3" draw:end-glue-point="0" svg:d="M17854 8119v2017" svg:viewBox="0 0 1 2018">
              <text:p/>
            </draw:connector>
            <draw:connector draw:style-name="gr5" draw:text-style-name="P3" draw:layer="layout" svg:x1="17.854cm" svg:y1="12.041cm" svg:x2="17.854cm" svg:y2="14.582cm" draw:start-shape="id3" draw:start-glue-point="2" svg:d="M17854 12041v2541" svg:viewBox="0 0 1 2542">
              <text:p/>
            </draw:connector>
            <draw:custom-shape draw:style-name="gr6" draw:text-style-name="P2" xml:id="id1" draw:id="id1" draw:layer="layout" svg:width="5.715cm" svg:height="1.905cm" svg:x="7.292cm" svg:y="6.214cm">
              <text:p text:style-name="P1"><text:span text:style-name="T2">Распознавание руки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5" xml:id="id4" draw:id="id4" draw:layer="layout" svg:width="5.715cm" svg:height="2.223cm" svg:x="7.292cm" svg:y="9.968cm">
              <text:p text:style-name="P4"><text:span text:style-name="T3">Визуализация </text:span><text:span text:style-name="T3">распознанных точек </text:span><text:span text:style-name="T3">руки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2" xml:id="id2" draw:id="id2" draw:layer="layout" svg:width="5.08cm" svg:height="1.905cm" svg:x="15.314cm" svg:y="6.214cm">
              <text:p text:style-name="P1"><text:span text:style-name="T1"><text:s/></text:span><text:span text:style-name="T1">Расчет </text:span><text:span text:style-name="T1">положения </text:span><text:span text:style-name="T1">точек в </text:span><text:span text:style-name="T1">пространстве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5" xml:id="id5" draw:id="id5" draw:layer="layout" svg:width="5.081cm" svg:height="2.223cm" svg:x="21.431cm" svg:y="6.055cm">
              <text:p text:style-name="P4">Визуализация точек в 3D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2" xml:id="id3" draw:id="id3" draw:layer="layout" svg:width="5.398cm" svg:height="1.905cm" svg:x="15.155cm" svg:y="10.136cm">
              <text:p text:style-name="P1"><text:span text:style-name="T2">Преобразование точек руки к захвату робота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2" xml:id="id6" draw:id="id6" draw:layer="layout" svg:width="5.397cm" svg:height="3.176cm" svg:x="15.156cm" svg:y="13.311cm">
              <text:p text:style-name="P1"><text:span text:style-name="T2">Расчет положения, поворота и степени закрытия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5" xml:id="id7" draw:id="id7" draw:layer="layout" svg:width="4.445cm" svg:height="2.223cm" svg:x="15.632cm" svg:y="18.391cm">
              <text:p text:style-name="P4"><text:span text:style-name="T3">Визуализация захвата в 3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13" draw:text-style-name="P3" draw:layer="layout" svg:x1="10.149cm" svg:y1="8.119cm" svg:x2="10.149cm" svg:y2="9.968cm" draw:start-shape="id1" draw:start-glue-point="2" draw:end-shape="id4" draw:end-glue-point="0" svg:d="M10149 8119v1849" svg:viewBox="0 0 1 1850">
              <text:p/>
            </draw:connector>
            <draw:connector draw:style-name="gr14" draw:text-style-name="P3" draw:layer="layout" svg:x1="20.394cm" svg:y1="7.166cm" svg:x2="21.431cm" svg:y2="7.166cm" draw:start-shape="id2" draw:start-glue-point="1" draw:end-shape="id5" draw:end-glue-point="3" svg:d="M20394 7166h1037" svg:viewBox="0 0 1038 1">
              <text:p/>
            </draw:connector>
            <draw:connector draw:style-name="gr15" draw:text-style-name="P3" draw:layer="layout" svg:x1="17.854cm" svg:y1="16.487cm" svg:x2="17.854cm" svg:y2="18.391cm" draw:start-shape="id6" draw:start-glue-point="2" draw:end-shape="id7" draw:end-glue-point="0" svg:d="M17854 16487v1904" svg:viewBox="0 0 1 1905">
              <text:p/>
            </draw:connector>
            <draw:custom-shape draw:style-name="gr16" draw:text-style-name="P6" xml:id="id9" draw:id="id9" draw:layer="layout" svg:width="6.033cm" svg:height="2.223cm" svg:x="1.429cm" svg:y="2.246cm">
              <text:p text:style-name="P1"><text:span text:style-name="T1">Внутренние параметры, положение и ориентация</text:span></text:p>
              <draw:enhanced-geometry svg:viewBox="0 0 21600 21600" draw:type="rectangle" draw:enhanced-path="M 0 0 L 21600 0 21600 21600 0 21600 0 0 Z N"/>
            </draw:custom-shape>
            <draw:connector draw:style-name="gr17" draw:text-style-name="P3" draw:layer="layout" svg:x1="4.445cm" svg:y1="6.214cm" svg:x2="4.445cm" svg:y2="4.469cm" draw:start-shape="id8" draw:start-glue-point="0" draw:end-shape="id9" draw:end-glue-point="2" svg:d="M4445 6214v-1745" svg:viewBox="0 0 1 1746">
              <text:p/>
            </draw:connector>
            <draw:connector draw:style-name="gr18" draw:text-style-name="P3" draw:layer="layout" svg:x1="7.462cm" svg:y1="3.357cm" svg:x2="17.854cm" svg:y2="6.214cm" draw:start-shape="id9" draw:start-glue-point="1" draw:end-shape="id2" draw:end-glue-point="0" svg:d="M7462 3357h10392v2857" svg:viewBox="0 0 10393 2858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aadcf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08:27:41.182613705</meta:creation-date>
    <dc:date>2025-05-30T14:25:50.852599214</dc:date>
    <meta:editing-duration>PT50M51S</meta:editing-duration>
    <meta:editing-cycles>5</meta:editing-cycles>
    <meta:generator>LibreOffice/24.8.7.2$Linux_X86_64 LibreOffice_project/480$Build-2</meta:generator>
    <meta:document-statistic meta:object-count="19"/>
  </office:meta>
</office:document-meta>
</file>